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4.786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18.519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16" style:family="table-column">
      <style:table-column-properties fo:break-before="auto" style:column-width="4.521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4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us</text:p>
          </table:table-cell>
          <table:table-cell table:style-name="ce10" office:value-type="string">
            <text:p>comment</text:p>
          </table:table-cell>
          <table:table-cell table:style-name="ce6" office:value-type="string">
            <text:p>resolution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UBL-SR-35</text:p>
          </table:table-cell>
          <table:table-cell table:style-name="ce8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2</text:p>
          </table:table-cell>
          <table:table-cell table:style-name="ce8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3</text:p>
          </table:table-cell>
          <table:table-cell table:style-name="ce8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3</text:p>
          </table:table-cell>
          <table:table-cell office:value-type="string">
            <text:p>Quantities shall be decimal up to four fraction digits</text:p>
          </table:table-cell>
          <table:table-cell office:value-type="string">
            <text:p>Quantity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2</text:p>
          </table:table-cell>
          <table:table-cell office:value-type="string">
            <text:p>Unit price shall be decimal up to four fraction digits</text:p>
          </table:table-cell>
          <table:table-cell office:value-type="string">
            <text:p>Price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7</text:p>
          </table:table-cell>
          <table:table-cell table:style-name="ce8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4</text:p>
          </table:table-cell>
          <table:table-cell office:value-type="string">
            <text:p>Percentages shall be decimal up to four fraction digits</text:p>
          </table:table-cell>
          <table:table-cell office:value-type="string">
            <text:p>Percen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6</text:p>
          </table:table-cell>
          <table:table-cell table:style-name="ce8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7</text:p>
          </table:table-cell>
          <table:table-cell table:style-name="ce8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8</text:p>
          </table:table-cell>
          <table:table-cell table:style-name="ce8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9</text:p>
          </table:table-cell>
          <table:table-cell table:style-name="ce8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0</text:p>
          </table:table-cell>
          <table:table-cell table:style-name="ce8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1</text:p>
          </table:table-cell>
          <table:table-cell table:style-name="ce8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3</text:p>
          </table:table-cell>
          <table:table-cell table:style-name="ce8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4</text:p>
          </table:table-cell>
          <table:table-cell table:style-name="ce8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8</text:p>
          </table:table-cell>
          <table:table-cell table:style-name="ce8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9</text:p>
          </table:table-cell>
          <table:table-cell table:style-name="ce8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0</text:p>
          </table:table-cell>
          <table:table-cell table:style-name="ce8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41</text:p>
          </table:table-cell>
          <table:table-cell table:style-name="ce8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2</text:p>
          </table:table-cell>
          <table:table-cell table:style-name="ce8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43</text:p>
          </table:table-cell>
          <table:table-cell table:style-name="ce8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4</text:p>
          </table:table-cell>
          <table:table-cell table:style-name="ce8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1</text:p>
          </table:table-cell>
          <table:table-cell table:style-name="ce8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2</text:p>
          </table:table-cell>
          <table:table-cell table:style-name="ce8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3</text:p>
          </table:table-cell>
          <table:table-cell table:style-name="ce8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4</text:p>
          </table:table-cell>
          <table:table-cell table:style-name="ce8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5</text:p>
          </table:table-cell>
          <table:table-cell table:style-name="ce8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6</text:p>
          </table:table-cell>
          <table:table-cell table:style-name="ce8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8</text:p>
          </table:table-cell>
          <table:table-cell table:style-name="ce8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09</text:p>
          </table:table-cell>
          <table:table-cell table:style-name="ce8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0</text:p>
          </table:table-cell>
          <table:table-cell table:style-name="ce8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1</text:p>
          </table:table-cell>
          <table:table-cell table:style-name="ce8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2</text:p>
          </table:table-cell>
          <table:table-cell table:style-name="ce8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3</text:p>
          </table:table-cell>
          <table:table-cell table:style-name="ce8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4</text:p>
          </table:table-cell>
          <table:table-cell table:style-name="ce8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5</text:p>
          </table:table-cell>
          <table:table-cell table:style-name="ce8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6</text:p>
          </table:table-cell>
          <table:table-cell table:style-name="ce8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17</text:p>
          </table:table-cell>
          <table:table-cell table:style-name="ce8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8</text:p>
          </table:table-cell>
          <table:table-cell table:style-name="ce8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4</text:p>
          </table:table-cell>
          <table:table-cell table:style-name="ce8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9</text:p>
          </table:table-cell>
          <table:table-cell table:style-name="ce8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1</text:p>
          </table:table-cell>
          <table:table-cell table:style-name="ce8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2</text:p>
          </table:table-cell>
          <table:table-cell table:style-name="ce8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0</text:p>
          </table:table-cell>
          <table:table-cell table:style-name="ce8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25</text:p>
          </table:table-cell>
          <table:table-cell table:style-name="ce8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5</text:p>
          </table:table-cell>
          <table:table-cell office:value-type="string">
            <text:p>Coded data elements shall contain the list identifier attribute</text:p>
          </table:table-cell>
          <table:table-cell office:value-type="string">
            <text:p>Code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office:value-type="string">
            <text:p>EN16931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6</text:p>
          </table:table-cell>
          <table:table-cell table:style-name="ce8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1">
          <table:table-cell office:value-type="string">
            <text:p>UBL-SR-37</text:p>
          </table:table-cell>
          <table:table-cell table:style-name="ce8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EN16931</text:p>
          </table:table-cell>
          <table:table-cell table:number-columns-repeated="1018"/>
        </table:table-row>
        <table:table-row table:style-name="ro3" table:number-rows-repeated="104850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1">
          <table:table-cell table:style-name="ce11" office:value-type="string">
            <text:p>Source</text:p>
          </table:table-cell>
          <table:table-cell table:style-name="ce11" office:value-type="string">
            <text:p>Rule ID</text:p>
          </table:table-cell>
          <table:table-cell table:style-name="ce13" office:value-type="string">
            <text:p>Predicate</text:p>
          </table:table-cell>
          <table:table-cell table:style-name="ce20" office:value-type="string">
            <text:p>Prerequisite</text:p>
          </table:table-cell>
          <table:table-cell/>
          <table:table-cell table:style-name="ce21"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1</text:p>
          </table:table-cell>
          <table:table-cell table:style-name="ce8" office:value-type="string">
            <text:p>(count(cac:ContractDocumentReferenc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2</text:p>
          </table:table-cell>
          <table:table-cell table:style-name="ce17" office:value-type="string">
            <text:p><text:span text:style-name="T1">(count(cac:</text:span><text:span text:style-name="T2">ReceiptD</text:span><text:span text:style-name="T2">ocumentReference</text:span><text:span text:style-name="T1">/c</text:span><text:span text:style-name="T1">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3</text:p>
          </table:table-cell>
          <table:table-cell table:style-name="ce17" office:value-type="string">
            <text:p><text:span text:style-name="T1">(count(cac:</text:span><text:span text:style-name="T2">Despatc</text:span><text:span text:style-name="T2">h</text:span><text:span text:style-name="T1">DocumentReferenc</text:span><text:span text:style-name="T1">e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4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5</text:p>
          </table:table-cell>
          <table:table-cell table:style-name="ce8" office:value-type="string">
            <text:p>(count(cac:PaymentTerms/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6</text:p>
          </table:table-cell>
          <table:table-cell table:style-name="ce8" office:value-type="string">
            <text:p>(count(cac:InvoiceDocumentReferenc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7</text:p>
          </table:table-cell>
          <table:table-cell table:style-name="ce8" office:value-type="string">
            <text:p>(cac:InvoiceDocumentReference/cbc:ID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08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09</text:p>
          </table:table-cell>
          <table:table-cell table:style-name="ce17" office:value-type="string">
            <text:p><text:span text:style-name="T1">(count(</text:span><text:span text:style-name="T3">cac:Accounti</text:span><text:span text:style-name="T3">ngSupplierParty/cac</text:span><text:span text:style-name="T3">:Party/cac:PartyLeg</text:span><text:span text:style-name="T3">alEntity/cbc:Registr</text:span><text:span text:style-name="T3">ation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0</text:p>
          </table:table-cell>
          <table:table-cell table:style-name="ce17" office:value-type="string">
            <text:p><text:span text:style-name="T1">(count(</text:span><text:span text:style-name="T3">cac:Accounti</text:span><text:span text:style-name="T3">ngSupplierParty/cac</text:span><text:span text:style-name="T3">:Party/cac:PartyNa</text:span><text:span text:style-name="T3">me/cbc:Name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1</text:p>
          </table:table-cell>
          <table:table-cell table:style-name="ce17" office:value-type="string">
            <text:p><text:span text:style-name="T1">(count(</text:span><text:span text:style-name="T2">cac:Accounti</text:span><text:span text:style-name="T2">ngSupplierParty/cac</text:span><text:span text:style-name="T2">:Party/cac:PartyLeg</text:span><text:span text:style-name="T2">alEntity/cbc:Compa</text:span><text:span text:style-name="T2">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2</text:p>
          </table:table-cell>
          <table:table-cell table:style-name="ce17" office:value-type="string">
            <text:p><text:span text:style-name="T1">(count(</text:span><text:span text:style-name="T2">cac:Accounti</text:span><text:span text:style-name="T2">ngSupplierParty/cac</text:span><text:span text:style-name="T2">:Party/cac:PartyTax</text:span><text:span text:style-name="T2">Scheme/cbc:Compa</text:span><text:span text:style-name="T2">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3</text:p>
          </table:table-cell>
          <table:table-cell table:style-name="ce17" office:value-type="string">
            <text:p><text:span text:style-name="T1">(count(</text:span><text:span text:style-name="T2">cac:Accounti</text:span><text:span text:style-name="T2">ngSupplierParty/cac</text:span><text:span text:style-name="T2">:Party/cac:PartyTax</text:span><text:span text:style-name="T2">Scheme/cbc:ID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4</text:p>
          </table:table-cell>
          <table:table-cell table:style-name="ce17" office:value-type="string">
            <text:p><text:span text:style-name="T1">(count(</text:span><text:span text:style-name="T2">cac:Accounti</text:span><text:span text:style-name="T2">ngSupplierParty/cac</text:span><text:span text:style-name="T2">:Party/cac:PartyLeg</text:span><text:span text:style-name="T2">alEntity/cbc:Compa</text:span><text:span text:style-name="T2">nyLegalForm</text:span><text:span text:style-name="T1">) &amp;lt;= </text:span><text:span text:style-name="T1">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5</text:p>
          </table:table-cell>
          <table:table-cell table:style-name="ce17" office:value-type="string">
            <text:p><text:span text:style-name="T1">(count(</text:span><text:span text:style-name="T3">cac:Accounti</text:span><text:span text:style-name="T3">ngCustomerParty/ca</text:span><text:span text:style-name="T3">c:Party/cac:PartyNa</text:span><text:span text:style-name="T3">me/cbc:Name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6</text:p>
          </table:table-cell>
          <table:table-cell table:style-name="ce17" office:value-type="string">
            <text:p><text:span text:style-name="T1">(count(</text:span><text:span text:style-name="T3">cac:Accounti</text:span><text:span text:style-name="T3">ngCustomerParty/ca</text:span><text:span text:style-name="T3">c:Party/cac:PartyIde</text:span><text:span text:style-name="T3">ntification/cbc:ID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7</text:p>
          </table:table-cell>
          <table:table-cell table:style-name="ce17" office:value-type="string">
            <text:p><text:span text:style-name="T1">(count(</text:span><text:span text:style-name="T2">cac:Accounti</text:span><text:span text:style-name="T2">ngCustomerParty/ca</text:span><text:span text:style-name="T2">c:Party/cac:PartyLe</text:span><text:span text:style-name="T2">galEntity/cbc:Comp</text:span><text:span text:style-name="T2">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18</text:p>
          </table:table-cell>
          <table:table-cell table:style-name="ce17" office:value-type="string">
            <text:p><text:span text:style-name="T1">(count(</text:span><text:span text:style-name="T2">cac:Accounti</text:span><text:span text:style-name="T2">ngCustomerParty/ca</text:span><text:span text:style-name="T2">c:Party/cac:PartyTax</text:span><text:span text:style-name="T2">Scheme/cbc:Compa</text:span><text:span text:style-name="T2">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19</text:p>
          </table:table-cell>
          <table:table-cell table:style-name="ce17" office:value-type="string">
            <text:p><text:span text:style-name="T1">(count(</text:span><text:span text:style-name="T3">cac:PartyNa</text:span><text:span text:style-name="T3">me/cbc:Name</text:span><text:span text:style-name="T1">) </text:span><text:span text:style-name="T1">&amp;lt;= 1) and </text:span><text:span text:style-name="T1">((</text:span><text:span text:style-name="T3">cac:PartyName/cb</text:span><text:span text:style-name="T3">c:Name) != </text:span><text:span text:style-name="T3">(/cac:AccountingSu</text:span><text:span text:style-name="T3">pplierParty/cac:Part</text:span><text:span text:style-name="T3">y/cac:PartyName/cb</text:span><text:span text:style-name="T3">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0</text:p>
          </table:table-cell>
          <table:table-cell table:style-name="ce17" office:value-type="string">
            <text:p><text:span text:style-name="T1">(count(</text:span><text:span text:style-name="T3">cac:PartyIde</text:span><text:span text:style-name="T3">ntification/cbc:ID</text:span><text:span text:style-name="T1">) </text:span><text:span text:style-name="T1">&amp;lt;= 1) and </text:span><text:span text:style-name="T1">((</text:span><text:span text:style-name="T3">cac:PartyName/cb</text:span><text:span text:style-name="T3">c:Name) != </text:span><text:span text:style-name="T3">(/cac:AccountingSu</text:span><text:span text:style-name="T3">pplierParty/cac:Part</text:span><text:span text:style-name="T3">y/cac:PartyName/cb</text:span><text:span text:style-name="T3">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1</text:p>
          </table:table-cell>
          <table:table-cell table:style-name="ce17" office:value-type="string">
            <text:p><text:span text:style-name="T1">(count(</text:span><text:span text:style-name="T3">cac:PartyLeg</text:span><text:span text:style-name="T3">alEntity/cbc:Compa</text:span><text:span text:style-name="T3">nyID</text:span><text:span text:style-name="T1">) &amp;lt;= 1) and </text:span><text:span text:style-name="T1">((</text:span><text:span text:style-name="T3">cac:PartyName/cb</text:span><text:span text:style-name="T3">c:Name) != </text:span><text:span text:style-name="T3">(/cac:AccountingSu</text:span><text:span text:style-name="T3">pplierParty/cac:Part</text:span><text:span text:style-name="T3">y/cac:PartyName/cb</text:span><text:span text:style-name="T3">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2</text:p>
          </table:table-cell>
          <table:table-cell table:style-name="ce17" office:value-type="string">
            <text:p><text:span text:style-name="T1">(count(</text:span><text:span text:style-name="T3">cac:Party/ca</text:span><text:span text:style-name="T3">c:PartyName/cbc:Na</text:span><text:span text:style-name="T3">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3</text:p>
          </table:table-cell>
          <table:table-cell table:style-name="ce17" office:value-type="string">
            <text:p><text:span text:style-name="T1">(count(</text:span><text:span text:style-name="T2">cac:Party/ca</text:span><text:span text:style-name="T2">c:PartyTaxScheme/c</text:span><text:span text:style-name="T2">bc:CompanyID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4</text:p>
          </table:table-cell>
          <table:table-cell table:style-name="ce8" office:value-type="string">
            <text:p>(count(cac:Delivery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5</text:p>
          </table:table-cell>
          <table:table-cell table:style-name="ce17" office:value-type="string">
            <text:p><text:span text:style-name="T1">(count(</text:span><text:span text:style-name="T3">cac:Delivery</text:span><text:span text:style-name="T3">Party/cac:PartyNam</text:span><text:span text:style-name="T3">e/cbc:Name</text:span><text:span text:style-name="T1">) &amp;lt;= </text:span><text:span text:style-name="T1">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6</text:p>
          </table:table-cell>
          <table:table-cell table:style-name="ce8" office:value-type="string">
            <text:p>(count(cbc:Payment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7</text:p>
          </table:table-cell>
          <table:table-cell table:style-name="ce8" office:value-type="string">
            <text:p>(count(cbc:Instruction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28</text:p>
          </table:table-cell>
          <table:table-cell table:style-name="ce8" office:value-type="string">
            <text:p>(count(cac:PaymentMandat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29</text:p>
          </table:table-cell>
          <table:table-cell table:style-name="ce17" office:value-type="string">
            <text:p><text:span text:style-name="T1">(count(</text:span><text:span text:style-name="T3">cac:PayeePar</text:span><text:span text:style-name="T3">ty/cac:PartyIdentific</text:span><text:span text:style-name="T3">ation/cbc:ID</text:span><text:span text:style-name="T1">) &amp;lt;= </text:span><text:span text:style-name="T1">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0</text:p>
          </table:table-cell>
          <table:table-cell table:style-name="ce17" office:value-type="string">
            <text:p><text:span text:style-name="T1">(count(</text:span><text:span text:style-name="T3">cbc:Allowanc</text:span><text:span text:style-name="T3">eChargeReason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1</text:p>
          </table:table-cell>
          <table:table-cell table:style-name="ce17" office:value-type="string">
            <text:p><text:span text:style-name="T1">(count(</text:span><text:span text:style-name="T3">cbc:Allowanc</text:span><text:span text:style-name="T3">eChargeReason</text:span><text:span text:style-name="T1">) </text:span><text:span text:style-name="T1">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2</text:p>
          </table:table-cell>
          <table:table-cell table:style-name="ce17" office:value-type="string">
            <text:p><text:span text:style-name="T1">(count(</text:span><text:span text:style-name="T3">cbc:Allowanc</text:span><text:span text:style-name="T3">eChargeReasonCod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3</text:p>
          </table:table-cell>
          <table:table-cell table:style-name="ce8" office:value-type="string">
            <text:p>(count(cbc: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4</text:p>
          </table:table-cell>
          <table:table-cell table:style-name="ce8" office:value-type="string">
            <text:p>(count(cac:TaxSubtotal/cbc:TransactionCurrency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5</text:p>
          </table:table-cell>
          <table:table-cell table:style-name="ce17" office:value-type="string">
            <text:p><text:span text:style-name="T1">(count(</text:span><text:span text:style-name="T2">cac:TaxCateg</text:span><text:span text:style-name="T2">ory/cbc:TaxExempti</text:span><text:span text:style-name="T2">on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6</text:p>
          </table:table-cell>
          <table:table-cell table:style-name="ce8" office:value-type="string">
            <text:p>(count(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7</text:p>
          </table:table-cell>
          <table:table-cell table:style-name="ce8" office:value-type="string">
            <text:p>(count(cbc:DocumentTyp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38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39</text:p>
          </table:table-cell>
          <table:table-cell table:style-name="ce17" office:value-type="string">
            <text:p><text:span text:style-name="T1">(count(cac:</text:span><text:span text:style-name="T3">OrderLin</text:span><text:span text:style-name="T3">eReference/cbc:Line</text:span><text:span text:style-name="T3">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40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41</text:p>
          </table:table-cell>
          <table:table-cell table:style-name="ce17" office:value-type="string">
            <text:p><text:span text:style-name="T1">(count(cac:Allowanc</text:span><text:span text:style-name="T1">eCharge[cbc:Charge</text:span><text:span text:style-name="T1">Indicator='false']/</text:span><text:span text:style-name="T3">cb</text:span><text:span text:style-name="T3">c:AllowanceChargeR</text:span><text:span text:style-name="T3">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42</text:p>
          </table:table-cell>
          <table:table-cell table:style-name="ce17" office:value-type="string">
            <text:p><text:span text:style-name="T1">(count(cac:Allowanc</text:span><text:span text:style-name="T1">eCharge[cbc:Charge</text:span><text:span text:style-name="T1">Indicator='true']/</text:span><text:span text:style-name="T3">cb</text:span><text:span text:style-name="T3">c:AllowanceChargeR</text:span><text:span text:style-name="T3">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office:value-type="string">
            <text:p>UBL-SR-43</text:p>
          </table:table-cell>
          <table:table-cell table:style-name="ce17" office:value-type="string">
            <text:p><text:span text:style-name="T1">(count(cac:</text:span><text:span text:style-name="T2">Price/cac</text:span><text:span text:style-name="T2">:AllowanceCharge/c</text:span><text:span text:style-name="T2">bc:Amount</text:span><text:span text:style-name="T1">) &amp;lt;= </text:span><text:span text:style-name="T1">1)</text:span></text:p>
          </table:table-cell>
          <table:table-cell/>
          <table:table-cell table:style-name="ce8"/>
          <table:table-cell table:number-columns-repeated="252"/>
        </table:table-row>
        <table:table-row table:style-name="ro1">
          <table:table-cell table:style-name="ce5" office:value-type="string">
            <text:p>EN16931</text:p>
          </table:table-cell>
          <table:table-cell table:style-name="ce7" office:value-type="string">
            <text:p>UBL-SR-44</text:p>
          </table:table-cell>
          <table:table-cell table:style-name="ce18" office:value-type="string">
            <text:p><text:span text:style-name="T1">(count(cac:</text:span><text:span text:style-name="T2">Item/cac</text:span><text:span text:style-name="T2">:ClassifiedTaxCatego</text:span><text:span text:style-name="T2">ry/cbc:TaxExemptio</text:span><text:span text:style-name="T2">nReason</text:span><text:span text:style-name="T1">) &amp;lt;= 1)</text:span></text:p>
          </table:table-cell>
          <table:table-cell/>
          <table:table-cell table:style-name="ce8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3">
          <table:table-cell table:style-name="ce5" office:value-type="string">
            <text:p>EN16931</text:p>
          </table:table-cell>
          <table:table-cell office:value-type="string">
            <text:p>UBL-DT-01</text:p>
          </table:table-cell>
          <table:table-cell table:style-name="ce19" office:value-type="string">
            <text:p>string-length(substring-after(.,'.'))&lt;=2</text:p>
          </table:table-cell>
          <table:table-cell/>
          <table:table-cell table:style-name="ce9"/>
          <table:table-cell table:number-columns-repeated="252"/>
        </table:table-row>
        <table:table-row table:style-name="ro3">
          <table:table-cell table:style-name="ce5" office:value-type="string">
            <text:p>EN16931</text:p>
          </table:table-cell>
          <table:table-cell office:value-type="string">
            <text:p>UBL-DT-02</text:p>
          </table:table-cell>
          <table:table-cell table:style-name="ce19" office:value-type="string">
            <text:p>string-length(substring-after(.,'.'))&lt;=4</text:p>
          </table:table-cell>
          <table:table-cell/>
          <table:table-cell table:style-name="ce9"/>
          <table:table-cell table:number-columns-repeated="252"/>
        </table:table-row>
        <table:table-row table:style-name="ro3">
          <table:table-cell table:style-name="ce5" office:value-type="string">
            <text:p>EN16931</text:p>
          </table:table-cell>
          <table:table-cell office:value-type="string">
            <text:p>UBL-DT-03</text:p>
          </table:table-cell>
          <table:table-cell table:style-name="ce19" office:value-type="string">
            <text:p>string-length(substring-after(.,'.'))&lt;=4</text:p>
          </table:table-cell>
          <table:table-cell/>
          <table:table-cell table:style-name="ce9"/>
          <table:table-cell table:number-columns-repeated="252"/>
        </table:table-row>
        <table:table-row table:style-name="ro3">
          <table:table-cell table:style-name="ce5" office:value-type="string">
            <text:p>EN16931</text:p>
          </table:table-cell>
          <table:table-cell office:value-type="string">
            <text:p>UBL-DT-04</text:p>
          </table:table-cell>
          <table:table-cell table:style-name="ce19" office:value-type="string">
            <text:p>string-length(substring-after(.,'.'))&lt;=4</text:p>
          </table:table-cell>
          <table:table-cell/>
          <table:table-cell table:style-name="ce9"/>
          <table:table-cell table:number-columns-repeated="252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5</text:p>
          </table:table-cell>
          <table:table-cell table:style-name="ce9" office:value-type="string">
            <text:p>(@list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6</text:p>
          </table:table-cell>
          <table:table-cell table:style-name="ce9" office:value-type="string">
            <text:p>(@mimeCod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7</text:p>
          </table:table-cell>
          <table:table-cell table:style-name="ce9" office:value-type="string">
            <text:p>(@file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8</text:p>
          </table:table-cell>
          <table:table-cell table:style-name="ce9" office:value-type="string">
            <text:p>not(//@scheme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09</text:p>
          </table:table-cell>
          <table:table-cell table:style-name="ce9" office:value-type="string">
            <text:p>not(//@scheme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0</text:p>
          </table:table-cell>
          <table:table-cell table:style-name="ce9" office:value-type="string">
            <text:p>not(//@schemeData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1</text:p>
          </table:table-cell>
          <table:table-cell table:style-name="ce9" office:value-type="string">
            <text:p>not(//@scheme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2</text:p>
          </table:table-cell>
          <table:table-cell table:style-name="ce9" office:value-type="string">
            <text:p>not(//@format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3</text:p>
          </table:table-cell>
          <table:table-cell table:style-name="ce9" office:value-type="string">
            <text:p>not(//@unitCodeListIdentifier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4</text:p>
          </table:table-cell>
          <table:table-cell table:style-name="ce9" office:value-type="string">
            <text:p>not(//@unitCodeListAgencyIdentifier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5</text:p>
          </table:table-cell>
          <table:table-cell table:style-name="ce9" office:value-type="string">
            <text:p>not(//@unitCodeList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6</text:p>
          </table:table-cell>
          <table:table-cell table:style-name="ce9" office:value-type="string">
            <text:p>not(//@listAgency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7</text:p>
          </table:table-cell>
          <table:table-cell table:style-name="ce9" office:value-type="string">
            <text:p>not(//@list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8</text:p>
          </table:table-cell>
          <table:table-cell table:style-name="ce9" office:value-type="string">
            <text:p>not(//@name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19</text:p>
          </table:table-cell>
          <table:table-cell table:style-name="ce9" office:value-type="string">
            <text:p>not(//@language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0</text:p>
          </table:table-cell>
          <table:table-cell table:style-name="ce9" office:value-type="string">
            <text:p>not(//@list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1</text:p>
          </table:table-cell>
          <table:table-cell table:style-name="ce9" office:value-type="string">
            <text:p>not(//@listScheme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2</text:p>
          </table:table-cell>
          <table:table-cell table:style-name="ce9" office:value-type="string">
            <text:p>not(//@languageLocaleID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UBL-DT-23</text:p>
          </table:table-cell>
          <table:table-cell table:style-name="ce9" office:value-type="string">
            <text:p>not(//@uri)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table:style-name="ce12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EN16931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>
          <table:table-cell table:style-name="ce5"/>
          <table:table-cell table:number-columns-repeated="256"/>
        </table:table-row>
        <table:table-row table:style-name="ro3" table:number-rows-repeated="1048476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table:style-name="ce14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N16931</text:p>
          </table:table-cell>
          <table:table-cell office:value-type="string">
            <text:p>UBL</text:p>
          </table:table-cell>
          <table:table-cell table:style-name="ce15"/>
          <table:table-cell table:style-name="ce16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I104857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/06/2016</text:date>, <text:time>08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6-09T08:14:40</dc:date>
    <dc:creator>Oriol Bausà</dc:creator>
    <meta:editing-duration>P23DT7H8M41S</meta:editing-duration>
    <meta:editing-cycles>161</meta:editing-cycles>
    <meta:document-statistic meta:table-count="3" meta:cell-count="612" meta:object-count="0"/>
  </office:meta>
</office:document-meta>
</file>